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7" style:family="paragraph" style:parent-style-name="Table_20_Contents">
      <style:text-properties style:font-name="Liberation Sans" fo:font-size="12pt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39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1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ca56a54"/>
    </style:style>
    <style:style style:name="P44" style:family="paragraph" style:parent-style-name="Standard">
      <style:text-properties officeooo:paragraph-rsid="0ca5faa5"/>
    </style:style>
    <style:style style:name="P45" style:family="paragraph" style:parent-style-name="Standard">
      <style:text-properties officeooo:paragraph-rsid="0ca6ddb9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style:text-properties officeooo:paragraph-rsid="0cb27039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d2e61eb"/>
    </style:style>
    <style:style style:name="P56" style:family="paragraph" style:parent-style-name="Standard">
      <style:text-properties officeooo:paragraph-rsid="0d804757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text-properties officeooo:paragraph-rsid="0daa4aef"/>
    </style:style>
    <style:style style:name="P59" style:family="paragraph" style:parent-style-name="Standard">
      <style:text-properties officeooo:paragraph-rsid="0daef67d"/>
    </style:style>
    <style:style style:name="P60" style:family="paragraph" style:parent-style-name="Standard">
      <style:text-properties officeooo:paragraph-rsid="0db0d4d1"/>
    </style:style>
    <style:style style:name="P61" style:family="paragraph" style:parent-style-name="Standard">
      <style:text-properties officeooo:paragraph-rsid="0dce9327"/>
    </style:style>
    <style:style style:name="P62" style:family="paragraph" style:parent-style-name="Standard">
      <style:text-properties officeooo:rsid="0dde9a1c" officeooo:paragraph-rsid="0dde9a1c"/>
    </style:style>
    <style:style style:name="P63" style:family="paragraph" style:parent-style-name="Standard">
      <style:text-properties officeooo:rsid="0dde9a1c" officeooo:paragraph-rsid="0ddfbc49"/>
    </style:style>
    <style:style style:name="P64" style:family="paragraph" style:parent-style-name="Standard">
      <style:text-properties officeooo:paragraph-rsid="0deb3f7d"/>
    </style:style>
    <style:style style:name="P65" style:family="paragraph" style:parent-style-name="Footnote">
      <style:text-properties officeooo:paragraph-rsid="04473353"/>
    </style:style>
    <style:style style:name="P66" style:family="paragraph" style:parent-style-name="Footnote">
      <style:text-properties officeooo:paragraph-rsid="0cf7e116"/>
    </style:style>
    <style:style style:name="P67" style:family="paragraph" style:parent-style-name="Footnote">
      <style:text-properties officeooo:rsid="043ccc66" officeooo:paragraph-rsid="0dca2508"/>
    </style:style>
    <style:style style:name="P68" style:family="paragraph" style:parent-style-name="Footnote">
      <style:text-properties officeooo:rsid="043ccc66" officeooo:paragraph-rsid="0e5afad8"/>
    </style:style>
    <style:style style:name="P69" style:family="paragraph" style:parent-style-name="Standard">
      <style:text-properties officeooo:paragraph-rsid="0e0f3ce4"/>
    </style:style>
    <style:style style:name="P70" style:family="paragraph" style:parent-style-name="Standard">
      <style:text-properties officeooo:paragraph-rsid="0e153b91"/>
    </style:style>
    <style:style style:name="P71" style:family="paragraph" style:parent-style-name="Standard">
      <style:text-properties officeooo:paragraph-rsid="0e26e14b"/>
    </style:style>
    <style:style style:name="P72" style:family="paragraph" style:parent-style-name="Standard">
      <style:text-properties officeooo:paragraph-rsid="0e5c6890"/>
    </style:style>
    <style:style style:name="P73" style:family="paragraph" style:parent-style-name="Footnote">
      <style:text-properties officeooo:paragraph-rsid="0e72255e"/>
    </style:style>
    <style:style style:name="P74" style:family="paragraph" style:parent-style-name="Footnote">
      <style:text-properties officeooo:paragraph-rsid="0e81bf91"/>
    </style:style>
    <style:style style:name="P75" style:family="paragraph" style:parent-style-name="Standard">
      <style:text-properties officeooo:paragraph-rsid="0e8858a9"/>
    </style:style>
    <style:style style:name="P76" style:family="paragraph" style:parent-style-name="Footnote">
      <style:text-properties officeooo:paragraph-rsid="0e9381e6"/>
    </style:style>
    <style:style style:name="P77" style:family="paragraph" style:parent-style-name="Footnote">
      <style:text-properties officeooo:paragraph-rsid="0e955231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color="#000000" loext:opacity="100%" style:text-line-through-style="none" style:text-line-through-type="none" style:text-underline-style="none"/>
    </style:style>
    <style:style style:name="T212" style:family="text">
      <style:text-properties fo:color="#000000" loext:opacity="100%" style:text-line-through-style="none" style:text-line-through-type="none" style:text-underline-style="none" officeooo:rsid="0aabd8f8"/>
    </style:style>
    <style:style style:name="T21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8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1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officeooo:rsid="004804ae"/>
    </style:style>
    <style:style style:name="T27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officeooo:rsid="047da547"/>
    </style:style>
    <style:style style:name="T30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0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style:font-size-asian="12pt" style:font-size-complex="12pt"/>
    </style:style>
    <style:style style:name="T330" style:family="text">
      <style:text-properties officeooo:rsid="04473353"/>
    </style:style>
    <style:style style:name="T33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4" style:family="text">
      <style:text-properties officeooo:rsid="0aace3cd"/>
    </style:style>
    <style:style style:name="T335" style:family="text">
      <style:text-properties officeooo:rsid="0b952edb"/>
    </style:style>
    <style:style style:name="T336" style:family="text">
      <style:text-properties fo:font-size="8pt" style:font-size-asian="8pt" style:font-size-complex="8pt" loext:padding="0.049cm" loext:border="0.31pt solid #000000"/>
    </style:style>
    <style:style style:name="T337" style:family="text">
      <style:text-properties officeooo:rsid="0394a435"/>
    </style:style>
    <style:style style:name="T338" style:family="text">
      <style:text-properties officeooo:rsid="0be4091b"/>
    </style:style>
    <style:style style:name="T339" style:family="text">
      <style:text-properties officeooo:rsid="0cf7e116"/>
    </style:style>
    <style:style style:name="T340" style:family="text">
      <style:text-properties officeooo:rsid="0de11971"/>
    </style:style>
    <style:style style:name="T341" style:family="text">
      <style:text-properties officeooo:rsid="01657261" style:font-size-complex="12pt"/>
    </style:style>
    <style:style style:name="T342" style:family="text">
      <style:text-properties officeooo:rsid="0e5635a7"/>
    </style:style>
    <style:style style:name="T343" style:family="text">
      <style:text-properties officeooo:rsid="0e56c5f4"/>
    </style:style>
    <style:style style:name="T344" style:family="text">
      <style:text-properties officeooo:rsid="0e80285f"/>
    </style:style>
    <style:style style:name="T345" style:family="text">
      <style:text-properties officeooo:rsid="0e838e2a"/>
    </style:style>
    <style:style style:name="T346" style:family="text">
      <style:text-properties officeooo:rsid="0e83c34e"/>
    </style:style>
    <style:style style:name="T347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5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0" style:family="text">
      <style:text-properties fo:color="#808080" loext:opacity="100%" style:font-name="Liberation Sans" fo:font-size="12pt" style:font-size-asian="12pt" style:font-size-complex="12pt"/>
    </style:style>
    <style:style style:name="T36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span text:style-name="Strong_20_Emphasis"><text:span text:style-name="T237">C</text:span></text:span><text:span text:style-name="Strong_20_Emphasis"><text:span text:style-name="T236">hecklist voor </text:span></text:span><text:span text:style-name="Strong_20_Emphasis"><text:span text:style-name="T238">de installatie</text:span></text:span><text:span text:style-name="Strong_20_Emphasis"><text:span text:style-name="T236"> van </text:span></text:span><text:reference-mark-start text:name="Distributie"/><text:span text:style-name="Strong_20_Emphasis"><text:span text:style-name="T239">Ubuntu</text:span></text:span><text:reference-mark-end text:name="Distributie"/><text:span text:style-name="Strong_20_Emphasis"><text:span text:style-name="T239"> </text:span></text:span><text:reference-mark-start text:name="Versie"/><text:span text:style-name="Strong_20_Emphasis"><text:span text:style-name="T240">2</text:span></text:span><text:span text:style-name="Strong_20_Emphasis"><text:span text:style-name="T245">2</text:span></text:span><text:span text:style-name="Strong_20_Emphasis"><text:span text:style-name="T241">.04</text:span></text:span><text:reference-mark-end text:name="Versie"/><text:span text:style-name="Strong_20_Emphasis"><text:span text:style-name="T246"> </text:span></text:span><text:span text:style-name="Strong_20_Emphasis"><text:span text:style-name="T247">LTS</text:span></text:span><text:span text:style-name="Strong_20_Emphasis"><text:span text:style-name="T247"><text:note text:id="ftn1" text:note-class="footnote"><text:note-citation>1</text:note-citation><text:note-body><text:p text:style-name="P77"><text:span text:style-name="T337">Deze versie </text:span><text:span text:style-name="T337"><text:reference-ref text:reference-format="text" text:ref-name="Versie">22.04</text:reference-ref></text:span><text:span text:style-name="T338"><text:s/></text:span><text:span text:style-name="T337">is een zogenaamde LTS-versie (</text:span><text:span text:style-name="T340">LTS=</text:span><text:span text:style-name="T337">Long-Term Support, langetermijnondersteuning).<text:line-break/></text:span><text:span text:style-name="T268">Deze</text:span><text:span text:style-name="T269"> LTS-versie wordt </text:span><text:span text:style-name="T275">vanaf vrijgave (</text:span><text:span text:style-name="T274">april</text:span><text:span text:style-name="T272"> 202</text:span><text:span text:style-name="T274">2</text:span><text:span text:style-name="T275">) </text:span><text:span text:style-name="T270">vijf</text:span><text:span text:style-name="T269"> jaar ondersteund</text:span><text:span text:style-name="T271"> </text:span><text:span text:style-name="T269">(tot </text:span><text:span text:style-name="T274">april</text:span><text:span text:style-name="T268"> </text:span><text:span text:style-name="T269">202</text:span><text:span text:style-name="T274">7</text:span><text:span text:style-name="T271">)</text:span><text:span text:style-name="T273">.</text:span></text:p></text:note-body></text:note></text:span></text:span><text:span text:style-name="Strong_20_Emphasis"><text:span text:style-name="T248"> </text:span></text:span><text:reference-mark-start text:name="Editie"/><text:span text:style-name="Strong_20_Emphasis"><text:span text:style-name="T250">D</text:span></text:span><text:span text:style-name="Strong_20_Emphasis"><text:span text:style-name="T243">esktop</text:span></text:span><text:reference-mark-end text:name="Editie"/><text:span text:style-name="Strong_20_Emphasis"><text:span text:style-name="T242"> </text:span></text:span><text:span text:style-name="Strong_20_Emphasis"><text:span text:style-name="T249">(</text:span></text:span><text:span text:style-name="Strong_20_Emphasis"><text:span text:style-name="T248">Jammy Jellyfish</text:span></text:span><text:span text:style-name="Strong_20_Emphasis"><text:span text:style-name="T249">)</text:span></text:span><text:span text:style-name="Strong_20_Emphasis"><text:span text:style-name="T244">.</text:span></text:span></text:p>
      <text:p text:style-name="P8"/>
      <text:p text:style-name="P70"><text:span text:style-name="T72">Kijk op</text:span><text:span text:style-name="T236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6"> </text:span><text:span text:style-name="T303">voor</text:span><text:span text:style-name="T304"> </text:span><text:span text:style-name="T305">deze en andere </text:span><text:span text:style-name="T306">Linux documenten</text:span><text:span text:style-name="T104">, scripts, </text:span><text:span text:style-name="T105">en informatie</text:span><text:span text:style-name="T104">.</text:span></text:p>
      <text:p text:style-name="P9"/>
      <text:p text:style-name="P39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0"/>
      <text:p text:style-name="P7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07">(zie toelichting)</text:span><text:span text:style-name="T17">:</text:span></text:p>
      <text:p text:style-name="P2"><text:span text:style-name="Definition"><text:span text:style-name="T324">g</text:span></text:span><text:span text:style-name="Definition"><text:span text:style-name="T323">ebruiker</text:span></text:span><text:span text:style-name="Definition"><text:span text:style-name="T312"><text:tab/><text:tab/></text:span></text:span><text:span text:style-name="Definition"><text:span text:style-name="T329"> <text:tab/><text:tab/></text:span></text:span><text:span text:style-name="T313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3"><text:tab/></text:span><text:span text:style-name="T314">(</text:span><text:span text:style-name="T309">volledige naam, bijv. </text:span><text:span text:style-name="T311">J</text:span><text:span text:style-name="T328">a</text:span><text:span text:style-name="T311">n </text:span><text:span text:style-name="T328">Jansen</text:span><text:span text:style-name="T310">)</text:span></text:p>
      <text:p text:style-name="Standard"><text:span text:style-name="Definition"><text:span text:style-name="T324">g</text:span></text:span><text:span text:style-name="Definition"><text:span text:style-name="T323">ebruikersnaam</text:span></text:span><text:span text:style-name="Definition"><text:span text:style-name="T308"><text:tab/></text:span></text:span><text:span text:style-name="Definition"><text:span text:style-name="T308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08"><text:tab/></text:span></text:span><text:span text:style-name="T9">(korte naam, bijv. </text:span><text:span text:style-name="T253">j</text:span><text:span text:style-name="T254">an</text:span><text:span text:style-name="T9">)</text:span></text:p>
      <text:p text:style-name="P1"><text:span text:style-name="Definition"><text:span text:style-name="T326">c</text:span></text:span><text:span text:style-name="Definition"><text:span text:style-name="T325">omputernaam</text:span></text:span><text:span text:style-name="Definition"><text:span text:style-name="T315"><text:tab/><text:tab/></text:span></text:span><text:span text:style-name="Definition"><text:span text:style-name="T313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3"><text:tab/></text:span></text:span><text:span text:style-name="Definition"><text:span text:style-name="T316">(</text:span></text:span><text:span text:style-name="Definition"><text:span text:style-name="T317">naam van de compute</text:span></text:span><text:span text:style-name="Definition"><text:span text:style-name="T318">r, </text:span></text:span><text:span text:style-name="Definition"><text:span text:style-name="T319">bijv. </text:span></text:span><text:span text:style-name="Definition"><text:span text:style-name="T320">pc02</text:span></text:span><text:span text:style-name="Definition"><text:span text:style-name="T316">)</text:span></text:span></text:p>
      <text:p text:style-name="P1"><text:span text:style-name="Definition"><text:span text:style-name="T324">o</text:span></text:span><text:span text:style-name="Definition"><text:span text:style-name="T323">pstartmenu</text:span></text:span><text:span text:style-name="Definition"><text:span text:style-name="T313"><text:tab/><text:tab/><text:tab/></text:span></text:span><text:span text:style-name="Definition"><text:span text:style-name="T313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3"><text:tab/></text:span></text:span><text:span text:style-name="Definition"><text:span text:style-name="T316">(</text:span></text:span><text:span text:style-name="Definition"><text:span text:style-name="T317">to</text:span></text:span><text:span text:style-name="Definition"><text:span text:style-name="T321">ets voor het opstartmedium</text:span></text:span><text:span text:style-name="Definition"><text:span text:style-name="T322">)</text:span></text:span></text:p>
      <text:p text:style-name="P1"><text:span text:style-name="Definition"><text:span text:style-name="T326">i</text:span></text:span><text:span text:style-name="Definition"><text:span text:style-name="T327">nstellingen</text:span></text:span><text:span text:style-name="T316"><text:tab/><text:tab/> <text:tab/></text:span><text:span text:style-name="T316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16"><text:tab/>(</text:span><text:span text:style-name="T317">toets voor het BIOS/UEFI-scherm</text:span><text:span text:style-name="T316">)</text:span></text:p>
      <text:p text:style-name="P3"><text:span text:style-name="Definition"><text:span text:style-name="T348">g</text:span></text:span><text:span text:style-name="Definition"><text:span text:style-name="T347">ebruiker</text:span></text:span><text:span text:style-name="Definition"><text:span text:style-name="T349">2</text:span></text:span><text:span text:style-name="Definition"><text:span text:style-name="T350"><text:tab/></text:span></text:span><text:span text:style-name="Definition"><text:span text:style-name="T360"> <text:tab/><text:tab/></text:span></text:span><text:span text:style-name="T351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1"><text:tab/></text:span><text:span text:style-name="T352">(</text:span><text:span text:style-name="T353">volledige naam </text:span><text:span text:style-name="T354">evt. 2</text:span><text:span text:style-name="T361">e</text:span><text:span text:style-name="T354"> gebruiker</text:span><text:span text:style-name="T355">)</text:span></text:p>
      <text:p text:style-name="P71"><text:span text:style-name="Definition"><text:span text:style-name="T348">g</text:span></text:span><text:span text:style-name="Definition"><text:span text:style-name="T347">ebruikersnaam</text:span></text:span><text:span text:style-name="Definition"><text:span text:style-name="T349">2</text:span></text:span><text:span text:style-name="Definition"><text:span text:style-name="T356"><text:tab/></text:span></text:span><text:span text:style-name="Definition"><text:span text:style-name="T356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56"><text:tab/></text:span></text:span><text:span text:style-name="T357">(korte naam</text:span><text:span text:style-name="T358"> </text:span><text:span text:style-name="T359">evt. 2</text:span><text:span text:style-name="T362">e</text:span><text:span text:style-name="T359"> gebruiker</text:span><text:span text:style-name="T357">)</text:span></text:p>
      <text:p text:style-name="P3"><text:span text:style-name="T255">Vervang </text:span><text:span text:style-name="Definition"><text:span text:style-name="T11">schuingedrukte</text:span></text:span><text:span text:style-name="T255"> </text:span><text:span text:style-name="T256">woorden </text:span><text:span text:style-name="T255">in deze checklist door </text:span><text:span text:style-name="T256">boven</text:span><text:span text:style-name="T255">staande waarden.</text:span></text:p>
      <text:p text:style-name="P5"/>
      <text:p text:style-name="P5"/>
      <text:p text:style-name="P4"><text:span text:style-name="T264">Nog niet op Linux?</text:span><text:span text:style-name="T257"><text:tab/></text:span><text:span text:style-name="T261"><text:tab/></text:span><text:span text:style-name="T262">G</text:span><text:span text:style-name="T258">ebruik </text:span><text:span text:style-name="Strong_20_Emphasis"><text:span text:style-name="T265">Checklist migratie</text:span></text:span><text:span text:style-name="T25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9"> onder </text:span><text:span text:style-name="T263">Linux</text:span><text:span text:style-name="T260">.</text:span></text:p>
      <text:p text:style-name="P40"><text:span text:style-name="T225">Nieuwe installatie?</text:span><text:span text:style-name="T220"><text:tab/></text:span><text:span text:style-name="T222"></text:span><text:span text:style-name="T224"><text:tab/></text:span><text:span text:style-name="T223">B</text:span><text:span text:style-name="T220">egin bij hoofdstuk </text:span><text:span text:style-name="T225"><text:bookmark-ref text:reference-format="page" text:ref-name="__RefNumPara__4009_1271708128">2</text:bookmark-ref></text:span><text:span text:style-name="T220"><text:s text:c="2"/></text:span><text:span text:style-name="T226"><text:bookmark-ref text:reference-format="text" text:ref-name="__RefNumPara__4009_1271708128">Installatie uitvoeren</text:bookmark-ref></text:span><text:span text:style-name="T221">.</text:span></text:p>
      <text:p text:style-name="P23"/>
      <text:p text:style-name="P23"/>
      <text:list xml:id="list3950775784" text:style-name="L1">
        <text:list-item>
          <text:p text:style-name="P85"><text:bookmark-start text:name="__RefNumPara__4083_1271708128"/>Installatie voorbereide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3"><text:span text:style-name="Strong_20_Emphasis"><text:span text:style-name="T109"><text:s/></text:span></text:span><text:span text:style-name="Strong_20_Emphasis"><text:span text:style-name="T152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09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7"><text:span text:style-name="User_20_Entry"><text:span text:style-name="T201">E</text:span></text:span><text:span text:style-name="User_20_Entry"><text:span text:style-name="T203">v</text:span></text:span><text:span text:style-name="User_20_Entry"><text:span text:style-name="T204">en</text:span></text:span><text:span text:style-name="User_20_Entry"><text:span text:style-name="T206">t</text:span></text:span><text:span text:style-name="User_20_Entry"><text:span text:style-name="T207">uele </text:span></text:span><text:span text:style-name="User_20_Entry"><text:span text:style-name="T208">extra </text:span></text:span><text:span text:style-name="User_20_Entry"><text:span text:style-name="T210">gebruiker</text:span></text:span><text:span text:style-name="User_20_Entry"><text:span text:style-name="T208">s aanmelden </text:span></text:span><text:span text:style-name="User_20_Entry"><text:span text:style-name="T209">en dezelfde stappen uitvoeren</text:span></text:span><text:span text:style-name="User_20_Entry"><text:span text:style-name="T205">.</text:span></text:span></text:p></text:note-body></text:note></text:span></text:span><text:span text:style-name="Strong_20_Emphasis"><text:span text:style-name="T110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0"><text:span text:style-name="Strong_20_Emphasis"><text:span text:style-name="T111"><text:s/></text:span></text:span><text:span text:style-name="Strong_20_Emphasis"><text:span text:style-name="T153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11">Installeer </text:span></text:span><text:span text:style-name="Strong_20_Emphasis"><text:span text:style-name="T150">pakket kz</text:span></text:span><text:span text:style-name="Strong_20_Emphasis"><text:span text:style-name="T150"><text:note text:id="ftn3" text:note-class="footnote"><text:note-citation>3</text:note-citation><text:note-body><text:p text:style-name="P80"><text:span text:style-name="T345">Debian-</text:span><text:span text:style-name="T346">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50"> </text:span></text:span><text:span text:style-name="Strong_20_Emphasis"><text:span text:style-name="T112">via </text:span></text:span><text:span text:style-name="Strong_20_Emphasis"><text:span text:style-name="T120">een </text:span></text:span><text:span text:style-name="Strong_20_Emphasis"><text:span text:style-name="T126">druk op de </text:span></text:span><text:span text:style-name="Strong_20_Emphasis"><text:span text:style-name="T123">Super</text:span></text:span><text:span text:style-name="Strong_20_Emphasis"><text:span text:style-name="T126">-toets</text:span></text:span><text:span text:style-name="Strong_20_Emphasis"><text:span text:style-name="T70"><text:note text:id="ftn4" text:note-class="footnote"><text:note-citation>4</text:note-citation><text:note-body><text:p text:style-name="P66"><text:span text:style-name="T219">D</text:span>e <text:span text:style-name="T336">Super</text:span>-toets <text:span text:style-name="T219">is </text:span>de Windows<text:span text:style-name="T339">-</text:span><text:span text:style-name="T335">toets</text:span>, <text:span text:style-name="T339">C</text:span>ommand-<text:span text:style-name="T335">toets</text:span>, of <text:span text:style-name="T339">V</text:span>ergrootglas-toets.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4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77">Terminalvenster</text:span></text:span><text:span text:style-name="Strong_20_Emphasis"><text:span text:style-name="T114">.</text:span></text:span></text:p>
          </table:table-cell>
        </table:table-row>
        <table:table-row>
          <table:table-cell table:style-name="_31_._5f_Installatie_5f_voorbereiden.A1" office:value-type="string">
            <text:p text:style-name="P59"><text:span text:style-name="Strong_20_Emphasis"><text:span text:style-name="T111"/></text:span></text:p>
          </table:table-cell>
          <table:table-cell table:style-name="_31_._5f_Installatie_5f_voorbereiden.A1" office:value-type="string">
            <text:p text:style-name="P52"><text:span text:style-name="T3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6">z</text:span></text:span><text:span text:style-name="Strong_20_Emphasis"><text:span text:style-name="T114">e </text:span></text:span><text:span text:style-name="Strong_20_Emphasis"><text:span text:style-name="T117">twee </text:span></text:span><text:span text:style-name="Strong_20_Emphasis"><text:span text:style-name="T114">opdrachten, ieder gevolgd door de </text:span></text:span><text:span text:style-name="Strong_20_Emphasis"><text:span text:style-name="T113">Enter</text:span></text:span><text:span text:style-name="Strong_20_Emphasis"><text:span text:style-name="T112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2"><text:span text:style-name="T3">V</text:span><text:span text:style-name="Strong_20_Emphasis"><text:span text:style-name="T118">olg </text:span></text:span><text:span text:style-name="Strong_20_Emphasis"><text:span text:style-name="T11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0"><text:span text:style-name="Strong_20_Emphasis"><text:span text:style-name="T111"><text:s/></text:span></text:span><text:span text:style-name="Strong_20_Emphasis"><text:span text:style-name="Strong_20_Emphasis"><text:span text:style-name="T153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120">Bereid de installatie voor </text:span></text:span><text:span text:style-name="Strong_20_Emphasis"><text:span text:style-name="T112">via </text:span></text:span><text:span text:style-name="Strong_20_Emphasis"><text:span text:style-name="T120">een </text:span></text:span><text:span text:style-name="Strong_20_Emphasis"><text:span text:style-name="T121">druk </text:span></text:span><text:span text:style-name="Strong_20_Emphasis"><text:span text:style-name="T122">op de </text:span></text:span><text:span text:style-name="Strong_20_Emphasis"><text:span text:style-name="T123">Super</text:span></text:span><text:span text:style-name="Strong_20_Emphasis"><text:span text:style-name="T122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20">, </text:span></text:span><text:span text:style-name="Strong_20_Emphasis"><text:span text:style-name="T124">t</text:span></text:span><text:span text:style-name="Strong_20_Emphasis"><text:span text:style-name="T125">yp </text:span></text:span><text:span text:style-name="Strong_20_Emphasis"><text:span text:style-name="T171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27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</text:span></text:span><text:span text:style-name="Strong_20_Emphasis"><text:span text:style-name="T154">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2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11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29">K</text:span></text:span><text:span text:style-name="Strong_20_Emphasis"><text:span text:style-name="T130">ie</text:span></text:span><text:span text:style-name="Strong_20_Emphasis"><text:span text:style-name="T131">s</text:span></text:span><text:span text:style-name="Strong_20_Emphasis"><text:span text:style-name="T119"> </text:span></text:span><text:span text:style-name="Strong_20_Emphasis"><text:span text:style-name="T191">1</text:span></text:span><text:span text:style-name="Strong_20_Emphasis"><text:span text:style-name="T192"> </text:span></text:span><text:span text:style-name="Strong_20_Emphasis"><text:span text:style-name="T193">In</text:span></text:span><text:span text:style-name="Strong_20_Emphasis"><text:span text:style-name="T180">stallatie voorbereiden</text:span></text:span><text:span text:style-name="Strong_20_Emphasis"><text:span text:style-name="T132"> </text:span></text:span><text:span text:style-name="Strong_20_Emphasis"><text:span text:style-name="T118">en volg </text:span></text:span><text:span text:style-name="Strong_20_Emphasis"><text:span text:style-name="T119">de aanwijzingen op het scherm.</text:span></text:span></text:p>
          </table:table-cell>
        </table:table-row>
      </table:table>
      <text:p text:style-name="P12"/>
      <text:list xml:id="list135203756201746" text:continue-numbering="true" text:style-name="L1">
        <text:list-item>
          <text:p text:style-name="P86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0"><text:span text:style-name="Strong_20_Emphasis"><text:span text:style-name="T111"><text:s/></text:span></text:span><text:span text:style-name="Strong_20_Emphasis"><text:span text:style-name="T153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25">Start de computer op vanaf </text:span><text:span text:style-name="T276">een </text:span><text:span text:style-name="T276"><text:reference-ref text:reference-format="text" text:ref-name="Distributie">Ubuntu</text:reference-ref></text:span><text:span text:style-name="T276"><text:s/></text:span><text:span text:style-name="T25"><text:reference-ref text:reference-format="text" text:ref-name="Versie">22.04</text:reference-ref></text:span><text:span text:style-name="T211"><text:s/></text:span><text:span text:style-name="T211"><text:reference-ref text:reference-format="text" text:ref-name="Editie">Desktop</text:reference-ref></text:span><text:span text:style-name="T211"><text:s/>Live</text:span><text:span text:style-name="T211"><text:note text:id="ftn5" text:note-class="footnote"><text:note-citation>1</text:note-citation><text:note-body><text:p text:style-name="P65"><text:span text:style-name="T330">Vanaf ee</text:span>n Live <text:span text:style-name="T334">USB-stick </text:span><text:span text:style-name="T342">(</text:span><text:span text:style-name="T334">of </text:span><text:span text:style-name="T343">cd/dvd</text:span><text:span text:style-name="T342">)</text:span><text:span text:style-name="T19"> </text:span>kunt <text:span text:style-name="T330">u opstarten en</text:span> met <text:reference-ref text:reference-format="text" text:ref-name="Distributie">Ubuntu</text:reference-ref><text:s/>werken zonder deze te installeren.</text:p></text:note-body></text:note></text:span><text:span text:style-name="T211"> </text:span><text:span text:style-name="T212">USB-stick</text:span><text:span text:style-name="T212"><text:note text:id="ftn6" text:note-class="footnote"><text:note-citation>2</text:note-citation><text:note-body><text:p text:style-name="P78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2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202">64-bit PC (AMD64) desktop image</text:span></text:span><text:span text:style-name="Strong_20_Emphasis"><text:span text:style-name="T218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3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6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6">Etche</text:span></text:span><text:span text:style-name="Strong_20_Emphasis"><text:span text:style-name="T217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1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11">.</text:span></text:p>
            <text:p text:style-name="P43"><text:span text:style-name="T199">Opstartmenu/</text:span><text:span text:style-name="T200">boot menu</text:span><text:span text:style-name="T199"> </text:span><text:span text:style-name="T198">via </text:span><text:span text:style-name="Definition"><text:span text:style-name="T341">opstartmenu</text:span></text:span><text:span text:style-name="T198">, </text:span><text:span text:style-name="T199">instellingen/</text:span><text:span text:style-name="T200">setup</text:span><text:span text:style-name="T198"> via </text:span><text:span text:style-name="Definition"><text:span text:style-name="T4">instellingen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111"/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55">Kies</text:span></text:span><text:span text:style-name="Strong_20_Emphasis"><text:span text:style-name="T73"> </text:span></text:span><text:span text:style-name="Strong_20_Emphasis"><text:span text:style-name="T156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8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6"><text:span text:style-name="T267">Kies </text:span><text:span text:style-name="T266">Ubuntu installeren </text:span><text:span text:style-name="Strong_20_Emphasis"><text:span text:style-name="T156">en druk op </text:span></text:span><text:span text:style-name="Strong_20_Emphasis"><text:span text:style-name="T157">de </text:span></text:span><text:span text:style-name="Strong_20_Emphasis"><text:span text:style-name="T158">Enter</text:span></text:span><text:span text:style-name="Strong_20_Emphasis"><text:span text:style-name="T157">-toets</text:span></text:span><text:span text:style-name="T267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1"><text:span text:style-name="Strong_20_Emphasis"><text:span text:style-name="T106">V</text:span></text:span><text:span text:style-name="Strong_20_Emphasis"><text:span text:style-name="T100">olg de aanwijzingen </text:span></text:span><text:span text:style-name="Strong_20_Emphasis"><text:span text:style-name="T107">op de schermen</text:span></text:span><text:span text:style-name="Strong_20_Emphasis"><text:span text:style-name="T168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5"><text:span text:style-name="Strong_20_Emphasis"><text:span text:style-name="T3"><text:s/></text:span></text:span><text:span text:style-name="Strong_20_Emphasis"><text:span text:style-name="T111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3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5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8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81">Verd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11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6">Installatietype</text:span></text:span><text:span text:style-name="Strong_20_Emphasis"><text:span text:style-name="T161"> </text:span></text:span><text:span text:style-name="Strong_20_Emphasis"><text:span text:style-name="T162">selecteer</text:span></text:span><text:span text:style-name="Strong_20_Emphasis"><text:span text:style-name="T163"> </text:span></text:span><text:span text:style-name="Strong_20_Emphasis"><text:span text:style-name="T278">het gewenste </text:span></text:span><text:span text:style-name="Strong_20_Emphasis"><text:span text:style-name="T293">Installatie type</text:span></text:span><text:span text:style-name="Strong_20_Emphasis"><text:span text:style-name="T278">.</text:span>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69"><text:span text:style-name="Strong_20_Emphasis"><text:span text:style-name="T279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89">, </text:span></text:span><text:span text:style-name="Strong_20_Emphasis"><text:span text:style-name="T103">of klik op </text:span></text:span><text:span text:style-name="Strong_20_Emphasis"><text:span text:style-name="T179">Verder</text:span></text:span><text:span text:style-name="Strong_20_Emphasis"><text:span text:style-name="T103"> en </text:span></text:span><text:span text:style-name="Strong_20_Emphasis"><text:span text:style-name="T159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6">k</text:span></text:span><text:span text:style-name="Strong_20_Emphasis"><text:span text:style-name="T167">lik op </text:span></text:span><text:span text:style-name="Strong_20_Emphasis"><text:span text:style-name="T183">I</text:span></text:span><text:span text:style-name="Strong_20_Emphasis"><text:span text:style-name="T184">nstalle</text:span></text:span><text:span text:style-name="Strong_20_Emphasis"><text:span text:style-name="T183">e</text:span></text:span><text:span text:style-name="Strong_20_Emphasis"><text:span text:style-name="T184">r </text:span></text:span><text:span text:style-name="Strong_20_Emphasis"><text:span text:style-name="T183">nu</text:span></text:span><text:span text:style-name="Strong_20_Emphasis"><text:span text:style-name="T167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6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82">Verder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0"><text:span text:style-name="Strong_20_Emphasis"><text:span text:style-name="T3"><text:s/></text:span></text:span><text:span text:style-name="T111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280">O</text:span></text:span><text:span text:style-name="Strong_20_Emphasis"><text:span text:style-name="T281">p </text:span></text:span><text:span text:style-name="Strong_20_Emphasis"><text:span text:style-name="T282">het </text:span></text:span><text:span text:style-name="Strong_20_Emphasis"><text:span text:style-name="T283">scherm </text:span></text:span><text:span text:style-name="Strong_20_Emphasis"><text:span text:style-name="T294">Waar bevindt u zich?</text:span></text:span><text:span text:style-name="Strong_20_Emphasis"><text:span text:style-name="T283"> </text:span></text:span><text:span text:style-name="Strong_20_Emphasis"><text:span text:style-name="T284">controleer </text:span></text:span><text:span text:style-name="Strong_20_Emphasis"><text:span text:style-name="T285">de </text:span></text:span><text:span text:style-name="Strong_20_Emphasis"><text:span text:style-name="T284">locatie en </text:span></text:span><text:span text:style-name="Strong_20_Emphasis"><text:span text:style-name="T280">klik </text:span></text:span><text:span text:style-name="Strong_20_Emphasis"><text:span text:style-name="T283">op </text:span></text:span><text:span text:style-name="Strong_20_Emphasis"><text:span text:style-name="T294">Verder</text:span></text:span><text:span text:style-name="Strong_20_Emphasis"><text:span text:style-name="T283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6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111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6"><text:span text:style-name="T295">Op </text:span><text:span text:style-name="T296">het </text:span><text:span text:style-name="T294">scherm </text:span><text:span text:style-name="Strong_20_Emphasis"><text:span text:style-name="T294">Wie bent u?</text:span></text:span><text:span text:style-name="T294"> </text:span><text:span text:style-name="T295">vul </text:span><text:span text:style-name="T297">in </text:span><text:span text:style-name="Strong_20_Emphasis"><text:span text:style-name="T298">Uw n</text:span></text:span><text:span text:style-name="Strong_20_Emphasis"><text:span text:style-name="T299">aam</text:span></text:span><text:span text:style-name="Strong_20_Emphasis"><text:span text:style-name="T286"> </text:span></text:span><text:span text:style-name="Definition"><text:span text:style-name="T5">gebruiker</text:span></text:span><text:span text:style-name="Strong_20_Emphasis"><text:span text:style-name="T287">, <text:line-break/></text:span></text:span><text:span text:style-name="Strong_20_Emphasis"><text:span text:style-name="T299">Naam </text:span></text:span><text:span text:style-name="Strong_20_Emphasis"><text:span text:style-name="T298">van uw </text:span></text:span><text:span text:style-name="Strong_20_Emphasis"><text:span text:style-name="T300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6">,<text:line-break/></text:span></text:span><text:span text:style-name="Strong_20_Emphasis"><text:span text:style-name="T298">Kies een g</text:span></text:span><text:span text:style-name="Strong_20_Emphasis"><text:span text:style-name="T300">ebruikersnaam</text:span></text:span><text:span text:style-name="Strong_20_Emphasis"><text:span text:style-name="T286"> </text:span></text:span><text:span text:style-name="Definition"><text:span text:style-name="T5">gebruikersnaam</text:span></text:span><text:span text:style-name="Strong_20_Emphasis"><text:span text:style-name="T286">,<text:line-break/></text:span></text:span><text:span text:style-name="Strong_20_Emphasis"><text:span text:style-name="T288">g</text:span></text:span><text:span text:style-name="Strong_20_Emphasis"><text:span text:style-name="T277">eef tweemaal een </text:span></text:span><text:span text:style-name="Strong_20_Emphasis"><text:span text:style-name="T292">wachtwoord</text:span></text:span><text:span text:style-name="Strong_20_Emphasis"><text:span text:style-name="T277">,</text:span></text:span><text:span text:style-name="Strong_20_Emphasis"><text:span text:style-name="T289"> </text:span></text:span><text:span text:style-name="Strong_20_Emphasis"><text:span text:style-name="T290">en</text:span></text:span><text:span text:style-name="Strong_20_Emphasis"><text:span text:style-name="T289"> </text:span></text:span><text:span text:style-name="Strong_20_Emphasis"><text:span text:style-name="T291">k</text:span></text:span><text:span text:style-name="Strong_20_Emphasis"><text:span text:style-name="T277">lik op </text:span></text:span><text:span text:style-name="Strong_20_Emphasis"><text:span text:style-name="T292">Verder</text:span></text:span><text:span text:style-name="Strong_20_Emphasis"><text:span text:style-name="T277">.</text:span></text:span></text:p>
          </table:table-cell>
        </table:table-row>
      </table:table>
      <text:p text:style-name="P42"><text:span text:style-name="Strong_20_Emphasis"><text:span text:style-name="T164"/></text:span></text:p>
      <text:list xml:id="list135204151173112" text:continue-numbering="true" text:style-name="L1">
        <text:list-item>
          <text:p text:style-name="P84"><text:span text:style-name="Strong_20_Emphasis"><text:span text:style-name="T187">Installatie </text:span></text:span><text:span text:style-name="Strong_20_Emphasis"><text:span text:style-name="T188">afronden</text:span></text:span></text:p>
        </text:list-item>
      </text:list>
      <text:p text:style-name="P46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1"><text:span text:style-name="Strong_20_Emphasis"><text:span text:style-name="T111"><text:s/></text:span></text:span><text:span text:style-name="Strong_20_Emphasis"><text:span text:style-name="T153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><text:span text:style-name="Strong_20_Emphasis"><text:span text:style-name="T165"/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22"><text:span text:style-name="Strong_20_Emphasis"><text:span text:style-name="T106">V</text:span></text:span><text:span text:style-name="Strong_20_Emphasis"><text:span text:style-name="T100">olg de aanwijzingen </text:span></text:span><text:span text:style-name="Strong_20_Emphasis"><text:span text:style-name="T107">op de schermen</text:span></text:span><text:span text:style-name="Strong_20_Emphasis"><text:span text:style-name="T168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/>
          </table:table-cell>
        </table:table-row>
        <table:table-row>
          <table:table-cell table:style-name="_33_._5f_Installatie_5f_afronden.A1" office:value-type="string">
            <text:p text:style-name="P50"><text:span text:style-name="Strong_20_Emphasis"><text:span text:style-name="T111"><text:s/></text:span></text:span><text:span text:style-name="Strong_20_Emphasis"><text:span text:style-name="T153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11">Installeer </text:span></text:span><text:span text:style-name="Strong_20_Emphasis"><text:span text:style-name="T150">pakket kz</text:span></text:span><text:span text:style-name="Strong_20_Emphasis"><text:span text:style-name="T150"><text:note text:id="ftn7" text:note-class="footnote"><text:note-citation>1</text:note-citation><text:note-body><text:p text:style-name="P74"><text:span text:style-name="T345">Debian-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33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2"> </text:span></text:span><text:span text:style-name="Strong_20_Emphasis"><text:span text:style-name="T151">via </text:span></text:span><text:span text:style-name="Strong_20_Emphasis"><text:span text:style-name="T120">een </text:span></text:span><text:span text:style-name="Strong_20_Emphasis"><text:span text:style-name="T135">druk</text:span></text:span><text:span text:style-name="Strong_20_Emphasis"><text:span text:style-name="T12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126"><text:note text:id="ftn8" text:note-class="footnote"><text:note-citation>2</text:note-citation><text:note-body><text:p text:style-name="P41"><text:span text:style-name="T232">De </text:span><text:span text:style-name="T233">Super</text:span><text:span text:style-name="T232">-toets is de Windows</text:span><text:span text:style-name="T234">-</text:span><text:span text:style-name="T235">toets</text:span><text:span text:style-name="T232">, </text:span><text:span text:style-name="T234">C</text:span><text:span text:style-name="T232">ommand-</text:span><text:span text:style-name="T235">toets</text:span><text:span text:style-name="T232">, of </text:span><text:span text:style-name="T234">V</text:span><text:span text:style-name="T232">ergrootglas-toets.</text:span>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5">ter</text:span></text:span><text:span text:style-name="Strong_20_Emphasis"><text:span text:style-name="T176">m</text:span></text:span><text:span text:style-name="Strong_20_Emphasis"><text:span text:style-name="T114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77">Terminalvenster</text:span></text:span><text:span text:style-name="Strong_20_Emphasis"><text:span text:style-name="T114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11"/></text:span></text:p>
          </table:table-cell>
          <table:table-cell table:style-name="_33_._5f_Installatie_5f_afronden.A1" office:value-type="string">
            <text:p text:style-name="P55"><text:span text:style-name="T6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37">z</text:span></text:span><text:span text:style-name="Strong_20_Emphasis"><text:span text:style-name="T114">e </text:span></text:span><text:span text:style-name="Strong_20_Emphasis"><text:span text:style-name="T117">twee </text:span></text:span><text:span text:style-name="Strong_20_Emphasis"><text:span text:style-name="T114">opdrachten, ieder gevolgd door de </text:span></text:span><text:span text:style-name="Strong_20_Emphasis"><text:span text:style-name="T113">Enter</text:span></text:span><text:span text:style-name="Strong_20_Emphasis"><text:span text:style-name="T112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63"><text:span text:style-name="T3">V</text:span><text:span text:style-name="Strong_20_Emphasis"><text:span text:style-name="T118">olg </text:span></text:span><text:span text:style-name="Strong_20_Emphasis"><text:span text:style-name="T11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11"><text:s/></text:span></text:span><text:span text:style-name="Strong_20_Emphasis"><text:span text:style-name="T153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38">Rond de</text:span></text:span><text:span text:style-name="Strong_20_Emphasis"><text:span text:style-name="T139"> installatie </text:span></text:span><text:span text:style-name="Strong_20_Emphasis"><text:span text:style-name="T138">af </text:span></text:span><text:span text:style-name="Strong_20_Emphasis"><text:span text:style-name="T112">via </text:span></text:span><text:span text:style-name="Strong_20_Emphasis"><text:span text:style-name="T140">een</text:span></text:span><text:span text:style-name="Strong_20_Emphasis"><text:span text:style-name="T141"> druk</text:span></text:span><text:span text:style-name="Strong_20_Emphasis"><text:span text:style-name="T14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6">.</text:span></text:span></text:p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11"/></text:span></text:p>
          </table:table-cell>
          <table:table-cell table:style-name="_33_._5f_Installatie_5f_afronden.A1" office:value-type="string">
            <text:p text:style-name="P64"><text:span text:style-name="Strong_20_Emphasis"><text:span text:style-name="T142">K</text:span></text:span><text:span text:style-name="Strong_20_Emphasis"><text:span text:style-name="T130">ie</text:span></text:span><text:span text:style-name="Strong_20_Emphasis"><text:span text:style-name="T131">s </text:span></text:span><text:span text:style-name="Strong_20_Emphasis"><text:span text:style-name="T194">3</text:span></text:span><text:span text:style-name="Strong_20_Emphasis"><text:span text:style-name="T169"> </text:span></text:span><text:span text:style-name="Strong_20_Emphasis"><text:span text:style-name="T195">Installatie</text:span></text:span><text:span text:style-name="Strong_20_Emphasis"><text:span text:style-name="T196"> </text:span></text:span><text:span text:style-name="Strong_20_Emphasis"><text:span text:style-name="T197">afronden</text:span></text:span><text:span text:style-name="Strong_20_Emphasis"><text:span text:style-name="T142"> </text:span></text:span><text:span text:style-name="Strong_20_Emphasis"><text:span text:style-name="T132">en </text:span></text:span><text:span text:style-name="Strong_20_Emphasis"><text:span text:style-name="T143">v</text:span></text:span><text:span text:style-name="Strong_20_Emphasis"><text:span text:style-name="T119">olg de aanwijzingen op het scherm.</text:span></text:span></text:p>
          </table:table-cell>
        </table:table-row>
      </table:table>
      <text:p text:style-name="P46"><text:span text:style-name="Strong_20_Emphasis"><text:span text:style-name="T99"><text:tab/></text:span></text:span></text:p>
      <text:p text:style-name="P47"><text:span text:style-name="Strong_20_Emphasis"><text:span text:style-name="T132"/></text:span></text:p>
      <text:p text:style-name="P48"><text:span text:style-name="Strong_20_Emphasis"><text:span text:style-name="T119"/></text:span></text:p>
      <text:list xml:id="list135203534606728" text:continue-numbering="true" text:style-name="L1">
        <text:list-item>
          <text:p text:style-name="P87"><text:span text:style-name="Strong_20_Emphasis"><text:span text:style-name="T2">Gebruiker inrichten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6"><text:span text:style-name="Strong_20_Emphasis"><text:span text:style-name="T111"><text:s/></text:span></text:span><text:span text:style-name="Strong_20_Emphasis"><text:span text:style-name="T153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4"><text:note text:id="ftn9" text:note-class="footnote"><text:note-citation>1</text:note-citation><text:note-body><text:p text:style-name="P68"><text:span text:style-name="User_20_Entry"><text:span text:style-name="T213">E</text:span></text:span><text:span text:style-name="User_20_Entry"><text:span text:style-name="T214">ventuele extra </text:span></text:span><text:span text:style-name="User_20_Entry"><text:span text:style-name="T215">gebruiker</text:span></text:span><text:span text:style-name="User_20_Entry"><text:span text:style-name="T214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1"><text:span text:style-name="Strong_20_Emphasis"><text:span text:style-name="T111"><text:s/></text:span></text:span><text:span text:style-name="Strong_20_Emphasis"><text:span text:style-name="T153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19"><text:span text:style-name="Strong_20_Emphasis"><text:span text:style-name="T145">R</text:span></text:span><text:span text:style-name="Strong_20_Emphasis"><text:span text:style-name="T146">icht </text:span></text:span><text:span text:style-name="Strong_20_Emphasis"><text:span text:style-name="T147">de </text:span></text:span><text:span text:style-name="Definition"><text:span text:style-name="T21">gebruiker</text:span></text:span><text:span text:style-name="Strong_20_Emphasis"><text:span text:style-name="T146"> </text:span></text:span><text:span text:style-name="Strong_20_Emphasis"><text:span text:style-name="T148">in </text:span></text:span><text:span text:style-name="Strong_20_Emphasis"><text:span text:style-name="T112">via </text:span></text:span><text:span text:style-name="Strong_20_Emphasis"><text:span text:style-name="T140">een</text:span></text:span><text:span text:style-name="Strong_20_Emphasis"><text:span text:style-name="T141"> druk</text:span></text:span><text:span text:style-name="Strong_20_Emphasis"><text:span text:style-name="T140"> op</text:span></text:span><text:span text:style-name="Strong_20_Emphasis"><text:span text:style-name="T136"> de </text:span></text:span><text:span text:style-name="Strong_20_Emphasis"><text:span text:style-name="T123">Super</text:span></text:span><text:span text:style-name="Strong_20_Emphasis"><text:span text:style-name="T136">-toets</text:span></text:span><text:span text:style-name="Strong_20_Emphasis"><text:span text:style-name="T70"><text:note text:id="ftn10" text:note-class="footnote"><text:note-citation>2</text:note-citation><text:note-body><text:p text:style-name="P66"><text:span text:style-name="T219">D</text:span>e <text:span text:style-name="T336">Super</text:span>-toets <text:span text:style-name="T219">is </text:span>de Windows<text:span text:style-name="T339">-</text:span><text:span text:style-name="T335">toets</text:span>, <text:span text:style-name="T339">C</text:span>ommand-<text:span text:style-name="T335">toets</text:span>, of <text:span text:style-name="T339">V</text:span>ergrootglas-toets.</text:p></text:note-body></text:note></text:span></text:span><text:span text:style-name="Strong_20_Emphasis"><text:span text:style-name="T120">, </text:span></text:span><text:span text:style-name="Strong_20_Emphasis"><text:span text:style-name="T133">t</text:span></text:span><text:span text:style-name="Strong_20_Emphasis"><text:span text:style-name="T125">yp </text:span></text:span><text:span text:style-name="Strong_20_Emphasis"><text:span text:style-name="T173">men</text:span></text:span><text:span text:style-name="Strong_20_Emphasis"><text:span text:style-name="T172">u</text:span></text:span><text:span text:style-name="Strong_20_Emphasis"><text:span text:style-name="T126"> </text:span></text:span><text:span text:style-name="Strong_20_Emphasis"><text:span text:style-name="T134">e</text:span></text:span><text:span text:style-name="Strong_20_Emphasis"><text:span text:style-name="T112">n </text:span></text:span><text:span text:style-name="Strong_20_Emphasis"><text:span text:style-name="T128">k</text:span></text:span><text:span text:style-name="Strong_20_Emphasis"><text:span text:style-name="T112">lik op het pictogram van </text:span></text:span><text:span text:style-name="Strong_20_Emphasis"><text:span text:style-name="T189">Installatiem</text:span></text:span><text:span text:style-name="Strong_20_Emphasis"><text:span text:style-name="T190">enu</text:span></text:span><text:span text:style-name="Strong_20_Emphasis"><text:span text:style-name="T12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18"><text:span text:style-name="Strong_20_Emphasis"><text:span text:style-name="T142">K</text:span></text:span><text:span text:style-name="Strong_20_Emphasis"><text:span text:style-name="T130">ie</text:span></text:span><text:span text:style-name="Strong_20_Emphasis"><text:span text:style-name="T131">s </text:span></text:span><text:span text:style-name="Strong_20_Emphasis"><text:span text:style-name="T194">4 </text:span></text:span><text:span text:style-name="Strong_20_Emphasis"><text:span text:style-name="T174">Gebruiker inrichten</text:span></text:span><text:span text:style-name="Strong_20_Emphasis"><text:span text:style-name="T142"> </text:span></text:span><text:span text:style-name="Strong_20_Emphasis"><text:span text:style-name="T132">en </text:span></text:span><text:span text:style-name="Strong_20_Emphasis"><text:span text:style-name="T143">v</text:span></text:span><text:span text:style-name="Strong_20_Emphasis"><text:span text:style-name="T119">olg de aanwijzingen op het scherm</text:span></text:span><text:span text:style-name="Strong_20_Emphasis"><text:span text:style-name="T170">.</text:span></text:span></text:p>
          </table:table-cell>
        </table:table-row>
      </table:table>
      <text:p text:style-name="P17"><text:span text:style-name="Strong_20_Emphasis"><text:span text:style-name="T149"/></text:span></text:p>
      <text:p text:style-name="P36"/>
      <text:p text:style-name="P36"/>
      <text:p text:style-name="P38"><text:span text:style-name="T227">E</text:span><text:span text:style-name="T228">inde c</text:span><text:span text:style-name="T229">hecklist, </text:span><text:span text:style-name="T230">d</text:span><text:span text:style-name="T229">e installatie van </text:span><text:span text:style-name="T229"><text:reference-ref text:reference-format="text" text:ref-name="Distributie">Ubuntu</text:reference-ref></text:span><text:span text:style-name="T229"><text:s/></text:span><text:span text:style-name="T231"><text:reference-ref text:reference-format="text" text:ref-name="Versie">22.04</text:reference-ref></text:span><text:span text:style-name="Strong_20_Emphasis"><text:span text:style-name="T251"><text:s/></text:span></text:span><text:span text:style-name="Strong_20_Emphasis"><text:span text:style-name="T252">LTS</text:span></text:span><text:span text:style-name="T69"> </text:span><text:span text:style-name="T229"><text:reference-ref text:reference-format="text" text:ref-name="Editie">Desktop</text:reference-ref></text:span><text:span text:style-name="T229"><text:s/>is voltooid.</text:span></text:p>
      <text:p text:style-name="P15"/>
      <text:p text:style-name="P88"><text:span text:style-name="Emphasis"><text:span text:style-name="T30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2">Karel Zimmer</text:span></text:span></text:a><text:span text:style-name="Emphasis"><text:span text:style-name="T301"> en gelicentieerd onder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2">CC0</text:span></text:span></text:a><text:span text:style-name="Emphasis"><text:span text:style-name="T30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9-29T13:52:02.534402017">29-09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09-29T13:52:02.360286183</dc:date>
    <meta:keyword>Installatie</meta:keyword>
    <meta:keyword>Checklist</meta:keyword>
    <meta:keyword>Linux</meta:keyword>
    <meta:editing-cycles>6532</meta:editing-cycles>
    <meta:editing-duration>P11DT13H31M15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22" meta:character-count="4981" meta:non-whitespace-character-count="4283"/>
    <meta:user-defined meta:name="Info 1"/>
    <meta:user-defined meta:name="Info 2"/>
    <meta:user-defined meta:name="Info 3"/>
    <meta:user-defined meta:name="Info 4"/>
  </office:meta>
</office:document-meta>
</file>